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8cm" fo:min-width="1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8cm" fo:min-width="1.779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8cm" fo:min-width="2.59cm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8cm" fo:min-width="2.589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6" style:family="paragraph"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143cm" svg:y1="2.857cm" svg:x2="11.143cm" svg:y2="20cm">
          <text:p text:style-name="P2"/>
        </draw:line>
        <draw:line draw:style-name="gr1" draw:text-style-name="P1" draw:layer="layout" svg:x1="19cm" svg:y1="2.857cm" svg:x2="19cm" svg:y2="20cm">
          <text:p text:style-name="P2"/>
        </draw:line>
        <draw:frame draw:style-name="gr2" draw:text-style-name="P3" draw:layer="layout" svg:width="2.429cm" svg:height="0.725cm" svg:x="10.071cm" svg:y="2.143cm">
          <draw:text-box>
            <text:p text:style-name="P2"><text:span text:style-name="T1">Offerer</text:span></text:p>
          </draw:text-box>
        </draw:frame>
        <draw:frame draw:style-name="gr3" draw:text-style-name="P3" draw:layer="layout" svg:width="2.547cm" svg:height="0.725cm" svg:x="17.953cm" svg:y="2.143cm">
          <draw:text-box>
            <text:p text:style-name="P2"><text:span text:style-name="T1">Answerer</text:span></text:p>
          </draw:text-box>
        </draw:frame>
        <draw:line draw:style-name="gr4" draw:text-style-name="P5" draw:layer="layout" svg:x1="11.143cm" svg:y1="3.83cm" svg:x2="19cm" svg:y2="3.83cm">
          <text:p text:style-name="P4"><text:span text:style-name="T1">INVITE</text:span></text:p>
        </draw:line>
        <draw:line draw:style-name="gr5" draw:text-style-name="P5" draw:layer="layout" svg:x1="11.143cm" svg:y1="4.643cm" svg:x2="19cm" svg:y2="4.643cm">
          <text:p text:style-name="P4"><text:span text:style-name="T1">ACCEPT</text:span></text:p>
        </draw:line>
        <draw:line draw:style-name="gr4" draw:text-style-name="P5" draw:layer="layout" svg:x1="11.143cm" svg:y1="6.786cm" svg:x2="19cm" svg:y2="6.786cm">
          <text:p text:style-name="P4"><text:span text:style-name="T1">BYE</text:span></text:p>
        </draw:line>
        <draw:line draw:style-name="gr4" draw:text-style-name="P5" draw:layer="layout" svg:x1="11.143cm" svg:y1="5.357cm" svg:x2="19cm" svg:y2="5.357cm">
          <text:p text:style-name="P4"><text:span text:style-name="T1">ACK</text:span></text:p>
        </draw:line>
        <draw:line draw:style-name="gr5" draw:text-style-name="P5" draw:layer="layout" svg:x1="11.143cm" svg:y1="7.5cm" svg:x2="19cm" svg:y2="7.5cm">
          <text:p text:style-name="P4"><text:span text:style-name="T1">OK</text:span></text:p>
        </draw:line>
        <draw:frame draw:style-name="gr6" draw:text-style-name="P3" draw:layer="layout" svg:width="3.065cm" svg:height="0.725cm" svg:x="13.643cm" svg:y="5.714cm">
          <draw:text-box>
            <text:p text:style-name="P2"><text:span text:style-name="T1">(RTP stream)</text:span></text:p>
          </draw:text-box>
        </draw:frame>
        <draw:line draw:style-name="gr4" draw:text-style-name="P5" draw:layer="layout" svg:x1="11.143cm" svg:y1="10.259cm" svg:x2="19cm" svg:y2="10.259cm">
          <text:p text:style-name="P4"><text:span text:style-name="T1">INVITE</text:span></text:p>
        </draw:line>
        <draw:line draw:style-name="gr5" draw:text-style-name="P5" draw:layer="layout" svg:x1="11.143cm" svg:y1="11.428cm" svg:x2="19cm" svg:y2="10.714cm">
          <text:p text:style-name="P4"><text:span text:style-name="T1">ACCEPT <text:s text:c="21"/></text:span></text:p>
        </draw:line>
        <draw:line draw:style-name="gr4" draw:text-style-name="P5" draw:layer="layout" svg:x1="11.143cm" svg:y1="12.5cm" svg:x2="19cm" svg:y2="12.5cm">
          <text:p text:style-name="P4"><text:span text:style-name="T1">ACK</text:span></text:p>
        </draw:line>
        <draw:line draw:style-name="gr4" draw:text-style-name="P5" draw:layer="layout" svg:x1="11.143cm" svg:y1="10.714cm" svg:x2="19cm" svg:y2="11.428cm">
          <text:p text:style-name="P4"><text:span text:style-name="T1"><text:s text:c="24"/></text:span><text:span text:style-name="T1">CANCEL</text:span></text:p>
        </draw:line>
        <draw:custom-shape draw:style-name="gr7" draw:text-style-name="P5" draw:layer="layout" svg:width="5.715cm" svg:height="2.143cm" svg:x="5.071cm" svg:y="10cm">
          <text:p text:style-name="P4"><text:span text:style-name="T1">If it's a timeout, </text:span></text:p>
          <text:p text:style-name="P4"><text:span text:style-name="T1">the stream occurs.</text:span></text:p>
          <text:p text:style-name="P4"><text:span text:style-name="T1">The offerer send ACK </text:span></text:p>
          <text:p text:style-name="P4"><text:span text:style-name="T1">even if he sent CANCE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5.714cm" svg:height="2.5cm" svg:x="4.357cm" svg:y="17.143cm">
          <text:p text:style-name="P4"><text:span text:style-name="T1">If the offerer presses cancel,</text:span></text:p>
          <text:p text:style-name="P4"><text:span text:style-name="T1">the stream is cancelled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6.429cm" svg:height="2.5cm" svg:x="20.071cm" svg:y="10cm">
          <text:p text:style-name="P4"><text:span text:style-name="T1">Answerer: once sent ACCEPT, </text:span></text:p>
          <text:p text:style-name="P4"><text:span text:style-name="T1">if he receives a CANCEL, </text:span></text:p>
          <text:p text:style-name="P4"><text:span text:style-name="T1">wait one second for a ACK. </text:span></text:p>
          <text:p text:style-name="P4"><text:span text:style-name="T1">If a ACK is got, stream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3.065cm" svg:height="0.725cm" svg:x="13.644cm" svg:y="12.884cm">
          <draw:text-box>
            <text:p text:style-name="P2"><text:span text:style-name="T1">(RTP stream)</text:span></text:p>
          </draw:text-box>
        </draw:frame>
        <draw:line draw:style-name="gr4" draw:text-style-name="P5" draw:layer="layout" svg:x1="11.143cm" svg:y1="17.143cm" svg:x2="19cm" svg:y2="17.143cm">
          <text:p text:style-name="P4"><text:span text:style-name="T1">INVITE</text:span></text:p>
        </draw:line>
        <draw:line draw:style-name="gr5" draw:text-style-name="P5" draw:layer="layout" svg:x1="11.143cm" svg:y1="18.214cm" svg:x2="19cm" svg:y2="17.5cm">
          <text:p text:style-name="P4"><text:span text:style-name="T1">ACCEPT <text:s text:c="21"/></text:span></text:p>
        </draw:line>
        <draw:line draw:style-name="gr4" draw:text-style-name="P5" draw:layer="layout" svg:x1="11.143cm" svg:y1="17.5cm" svg:x2="19cm" svg:y2="18.214cm">
          <text:p text:style-name="P4"><text:span text:style-name="T1"><text:s text:c="24"/></text:span><text:span text:style-name="T1">CANCEL</text:span></text:p>
        </draw:line>
        <draw:custom-shape draw:style-name="gr7" draw:text-style-name="P5" draw:layer="layout" svg:width="6.429cm" svg:height="2.5cm" svg:x="20.071cm" svg:y="17.143cm">
          <text:p text:style-name="P4"><text:span text:style-name="T1">Answerer: </text:span></text:p>
          <text:p text:style-name="P4"><text:span text:style-name="T1">wait one second for a ACK. </text:span></text:p>
          <text:p text:style-name="P4"><text:span text:style-name="T1">If not ACK is got, stop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6.5cm" svg:height="1.5cm" svg:x="4cm" svg:y="3.5cm">
          <text:p text:style-name="P4"><text:span text:style-name="T1">Scenario 1:</text:span></text:p>
          <text:p text:style-name="P4"><text:span text:style-name="T1">Successful negoti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6.5cm" svg:height="2cm" svg:x="3.5cm" svg:y="7.5cm">
          <text:p text:style-name="P4"><text:span text:style-name="T1">Scenario 2:</text:span></text:p>
          <text:p text:style-name="P4"><text:span text:style-name="T1">The answerer accepts </text:span></text:p>
          <text:p text:style-name="P4"><text:span text:style-name="T1">after the timeout delay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6.5cm" svg:height="2.5cm" svg:x="3.5cm" svg:y="14.5cm">
          <text:p text:style-name="P4"><text:span text:style-name="T1">Scenario 3:</text:span></text:p>
          <text:p text:style-name="P4"><text:span text:style-name="T1">The offerer cancels, </text:span></text:p>
          <text:p text:style-name="P4"><text:span text:style-name="T1">but receives acceptation </text:span></text:p>
          <text:p text:style-name="P4"><text:span text:style-name="T1">from the answerer shortly after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6.429cm" svg:height="1cm" svg:x="19.571cm" svg:y="6.5cm">
          <text:p text:style-name="P4"><text:span text:style-name="T1">The BYE message can be sent</text:span></text:p>
          <text:p text:style-name="P4"><text:span text:style-name="T1">by either peer.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alex</meta:initial-creator>
    <meta:creation-date>2010-02-23T15:05:59</meta:creation-date>
    <dc:creator>aalex</dc:creator>
    <dc:date>2010-02-23T15:30:27</dc:date>
    <meta:editing-cycles>15</meta:editing-cycles>
    <meta:editing-duration>PT24M1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